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========================================</text:p>
      <text:p text:style-name="Standard">The training phase has started</text:p>
      <text:p text:style-name="Standard">Here, we train 1 learners sequentially across 5 tasks</text:p>
      <text:p text:style-name="Standard">Without ever looking back at it anymore</text:p>
      <text:p text:style-name="Standard">and each task will undergo 5 epochs of training</text:p>
      <text:p text:style-name="Standard"/>
      <text:p text:style-name="Standard">VVVVVVVVVVVVVVVVVVVVVVVVVVVVVVVVVVVVVVVV</text:p>
      <text:p text:style-name="Standard">Testing the model prior to learning</text:p>
      <text:p text:style-name="Standard">=-==-==-==-==-=</text:p>
      <text:p text:style-name="Standard">Task: <text:tab/> Nothing yet</text:p>
      <text:p text:style-name="Standard">|| Target <text:tab/> || Accuracy</text:p>
      <text:p text:style-name="Standard">|| Task 1 <text:tab/> || 6.11%</text:p>
      <text:p text:style-name="Standard">|| Task 2 <text:tab/> || 9.57%</text:p>
      <text:p text:style-name="Standard">|| Task 3 <text:tab/> || 14.15%</text:p>
      <text:p text:style-name="Standard">|| Task 4 <text:tab/> || 9.29%</text:p>
      <text:p text:style-name="Standard">|| Task 5 <text:tab/> || 13.52%</text:p>
      <text:p text:style-name="Standard"/>
      <text:p text:style-name="Standard">++++++++++++++++++++++++++++++++++++++++</text:p>
      <text:p text:style-name="Standard">Selecting a new mask</text:p>
      <text:p text:style-name="Standard">Okidoki, let's get going</text:p>
      <text:p text:style-name="Standard">xxxxxxxxxxxxxxxxxxxxxxxxxxxxxxxxxxxxxxxx</text:p>
      <text:p text:style-name="Standard">Task 1/5</text:p>
      <text:p text:style-name="Standard">----------------------------------------</text:p>
      <text:p text:style-name="Standard">Epoch 1 is done</text:p>
      <text:p text:style-name="Standard">----------------------------------------</text:p>
      <text:p text:style-name="Standard">Epoch 2 is done</text:p>
      <text:p text:style-name="Standard">----------------------------------------</text:p>
      <text:p text:style-name="Standard">Epoch 3 is done</text:p>
      <text:p text:style-name="Standard">----------------------------------------</text:p>
      <text:p text:style-name="Standard">Epoch 4 is done</text:p>
      <text:p text:style-name="Standard">----------------------------------------</text:p>
      <text:p text:style-name="Standard">Epoch 5 is done</text:p>
      <text:p text:style-name="Standard"/>
      <text:p text:style-name="Standard">&lt;&gt;&lt;&gt;&lt;&gt;&lt;&gt;&lt;&gt;&lt;&gt;&lt;&gt;&lt;&gt;&lt;&gt;&lt;&gt;&lt;&gt;&lt;&gt;&lt;&gt;&lt;&gt;&lt;&gt;&lt;&gt;&lt;&gt;&lt;&gt;&lt;&gt;&lt;&gt;</text:p>
      <text:p text:style-name="Standard">The training has ended for task 1</text:p>
      <text:p text:style-name="Standard">=-==-==-==-==-=</text:p>
      <text:p text:style-name="Standard">|| Target <text:tab/> || Current <text:tab/>|| Last <text:tab/> || Best <text:tab/>|| Diff2Last <text:tab/> || Diff2Best</text:p>
      <text:p text:style-name="Standard">---------------</text:p>
      <text:p text:style-name="Standard">|| Task 1 <text:tab/> || 96.21% <text:tab/>|| 6.11% <text:tab/> || 96.21% <text:tab/>|| 90.1% &lt;+&gt; <text:tab/> || 0.0% &lt;+&gt;</text:p>
      <text:p text:style-name="Standard">|| Task 2 <text:tab/> || 10.37% <text:tab/>|| 9.57% <text:tab/> || 10.37% <text:tab/>|| 0.8% &lt;+&gt; <text:tab/> || 0.0% &lt;ZSL&gt;</text:p>
      <text:p text:style-name="Standard">|| Task 3 <text:tab/> || 14.34% <text:tab/>|| 14.15% <text:tab/> || 14.34% <text:tab/>|| 0.19% &lt;+&gt; <text:tab/> || 0.0% &lt;ZSL&gt;</text:p>
      <text:p text:style-name="Standard">|| Task 4 <text:tab/> || 11.9% <text:tab/>|| 9.29% <text:tab/> || 11.9% <text:tab/>|| 2.61% &lt;+&gt; <text:tab/> || 0.0% &lt;ZSL&gt;</text:p>
      <text:p text:style-name="Standard">|| Task 5 <text:tab/> || 10.49% <text:tab/>|| 13.52% <text:tab/> || 13.52% <text:tab/>|| -3.03% &lt;.&gt; <text:tab/> || -3.03% &lt;.&gt;</text:p>
      <text:p text:style-name="Standard"/>
      <text:p text:style-name="Standard">++++++++++++++++++++++++++++++++++++++++</text:p>
      <text:p text:style-name="Standard">Selecting a new mask</text:p>
      <text:p text:style-name="Standard">Okidoki, let's get going</text:p>
      <text:p text:style-name="Standard">xxxxxxxxxxxxxxxxxxxxxxxxxxxxxxxxxxxxxxxx</text:p>
      <text:p text:style-name="Standard">Task 2/5</text:p>
      <text:p text:style-name="Standard">----------------------------------------</text:p>
      <text:p text:style-name="Standard">Epoch 1 is done</text:p>
      <text:p text:style-name="Standard">----------------------------------------</text:p>
      <text:p text:style-name="Standard"><text:soft-page-break/>Epoch 2 is done</text:p>
      <text:p text:style-name="Standard">----------------------------------------</text:p>
      <text:p text:style-name="Standard">Epoch 3 is done</text:p>
      <text:p text:style-name="Standard">----------------------------------------</text:p>
      <text:p text:style-name="Standard">Epoch 4 is done</text:p>
      <text:p text:style-name="Standard">----------------------------------------</text:p>
      <text:p text:style-name="Standard">Epoch 5 is done</text:p>
      <text:p text:style-name="Standard"/>
      <text:p text:style-name="Standard">&lt;&gt;&lt;&gt;&lt;&gt;&lt;&gt;&lt;&gt;&lt;&gt;&lt;&gt;&lt;&gt;&lt;&gt;&lt;&gt;&lt;&gt;&lt;&gt;&lt;&gt;&lt;&gt;&lt;&gt;&lt;&gt;&lt;&gt;&lt;&gt;&lt;&gt;&lt;&gt;</text:p>
      <text:p text:style-name="Standard">The training has ended for task 2</text:p>
      <text:p text:style-name="Standard">=-==-==-==-==-=</text:p>
      <text:p text:style-name="Standard">|| Target <text:tab/> || Current <text:tab/>|| Last <text:tab/> || Best <text:tab/>|| Diff2Last <text:tab/> || Diff2Best</text:p>
      <text:p text:style-name="Standard">---------------</text:p>
      <text:p text:style-name="Standard">|| Task 1 <text:tab/> || 89.98% <text:tab/>|| 96.21% <text:tab/> || 96.21% <text:tab/>|| -6.23% &lt;.&gt; <text:tab/> || -6.23% &lt;.&gt;</text:p>
      <text:p text:style-name="Standard">|| Task 2 <text:tab/> || 96.93% <text:tab/>|| 10.37% <text:tab/> || 96.93% <text:tab/>|| 86.56% &lt;+&gt; <text:s/>|| 0.0% &lt;+&gt;</text:p>
      <text:p text:style-name="Standard">|| Task 3 <text:tab/> || 16.11% <text:tab/>|| 14.34% <text:tab/> || 16.11% <text:tab/>|| 1.77% &lt;+&gt; <text:tab/> || 0.0% &lt;ZSL&gt;</text:p>
      <text:p text:style-name="Standard">|| Task 4 <text:tab/> || 8.99% <text:tab/>|| 11.9% <text:tab/> || 11.9% <text:tab/>|| -2.91% &lt;.&gt; <text:tab/> || -2.91% &lt;.&gt;</text:p>
      <text:p text:style-name="Standard">|| Task 5 <text:tab/> || 14.24% <text:tab/>|| 10.49% <text:tab/> || 14.24% <text:tab/>|| 3.75% &lt;+&gt; <text:tab/> || 0.0% &lt;ZSL&gt;</text:p>
      <text:p text:style-name="Standard"/>
      <text:p text:style-name="Standard">++++++++++++++++++++++++++++++++++++++++</text:p>
      <text:p text:style-name="Standard">Selecting a new mask</text:p>
      <text:p text:style-name="Standard">Okidoki, let's get going</text:p>
      <text:p text:style-name="Standard">xxxxxxxxxxxxxxxxxxxxxxxxxxxxxxxxxxxxxxxx</text:p>
      <text:p text:style-name="Standard">Task 3/5</text:p>
      <text:p text:style-name="Standard">----------------------------------------</text:p>
      <text:p text:style-name="Standard">Epoch 1 is done</text:p>
      <text:p text:style-name="Standard">----------------------------------------</text:p>
      <text:p text:style-name="Standard">Epoch 2 is done</text:p>
      <text:p text:style-name="Standard">----------------------------------------</text:p>
      <text:p text:style-name="Standard">Epoch 3 is done</text:p>
      <text:p text:style-name="Standard">----------------------------------------</text:p>
      <text:p text:style-name="Standard">Epoch 4 is done</text:p>
      <text:p text:style-name="Standard">----------------------------------------</text:p>
      <text:p text:style-name="Standard">Epoch 5 is done</text:p>
      <text:p text:style-name="Standard"/>
      <text:p text:style-name="Standard">&lt;&gt;&lt;&gt;&lt;&gt;&lt;&gt;&lt;&gt;&lt;&gt;&lt;&gt;&lt;&gt;&lt;&gt;&lt;&gt;&lt;&gt;&lt;&gt;&lt;&gt;&lt;&gt;&lt;&gt;&lt;&gt;&lt;&gt;&lt;&gt;&lt;&gt;&lt;&gt;</text:p>
      <text:p text:style-name="Standard">The training has ended for task 3</text:p>
      <text:p text:style-name="Standard">=-==-==-==-==-=</text:p>
      <text:p text:style-name="Standard">|| Target <text:tab/> || Current <text:tab/>|| Last <text:tab/> || Best <text:tab/>|| Diff2Last <text:tab/> || Diff2Best</text:p>
      <text:p text:style-name="Standard">---------------</text:p>
      <text:p text:style-name="Standard">|| Task 1 <text:tab/> || 83.51% <text:tab/>|| 89.98% <text:tab/> || 96.21% <text:tab/>|| -6.47% &lt;.&gt; <text:tab/> || -12.7% &lt;*&gt;</text:p>
      <text:p text:style-name="Standard">|| Task 2 <text:tab/> || 91.08% <text:tab/>|| 96.93% <text:tab/> || 96.93% <text:tab/>|| -5.85% &lt;.&gt; <text:tab/> || -5.85% &lt;.&gt;</text:p>
      <text:p text:style-name="Standard">|| Task 3 <text:tab/> || 96.39% <text:tab/>|| 16.11% <text:tab/> || 96.39% <text:tab/>|| 80.28% &lt;+&gt; <text:s/>|| 0.0% &lt;+&gt;</text:p>
      <text:p text:style-name="Standard">|| Task 4 <text:tab/> || 9.23% <text:tab/>|| 8.99% <text:tab/> || 11.9% <text:tab/>|| 0.24% &lt;+&gt; <text:tab/> || -2.67% &lt;.&gt;</text:p>
      <text:p text:style-name="Standard">|| Task 5 <text:tab/> || 9.43% <text:tab/>|| 14.24% <text:tab/> || 14.24% <text:tab/>|| -4.81% &lt;.&gt; <text:tab/> || -4.81% &lt;.&gt;</text:p>
      <text:p text:style-name="Standard"/>
      <text:p text:style-name="Standard">++++++++++++++++++++++++++++++++++++++++</text:p>
      <text:p text:style-name="Standard">Selecting a new mask</text:p>
      <text:p text:style-name="Standard">Okidoki, let's get going</text:p>
      <text:p text:style-name="Standard">xxxxxxxxxxxxxxxxxxxxxxxxxxxxxxxxxxxxxxxx</text:p>
      <text:p text:style-name="Standard">Task 4/5</text:p>
      <text:p text:style-name="Standard">----------------------------------------</text:p>
      <text:p text:style-name="Standard"><text:soft-page-break/>Epoch 1 is done</text:p>
      <text:p text:style-name="Standard">----------------------------------------</text:p>
      <text:p text:style-name="Standard">Epoch 2 is done</text:p>
      <text:p text:style-name="Standard">----------------------------------------</text:p>
      <text:p text:style-name="Standard">Epoch 3 is done</text:p>
      <text:p text:style-name="Standard">----------------------------------------</text:p>
      <text:p text:style-name="Standard">Epoch 4 is done</text:p>
      <text:p text:style-name="Standard">----------------------------------------</text:p>
      <text:p text:style-name="Standard">Epoch 5 is done</text:p>
      <text:p text:style-name="Standard"/>
      <text:p text:style-name="Standard">&lt;&gt;&lt;&gt;&lt;&gt;&lt;&gt;&lt;&gt;&lt;&gt;&lt;&gt;&lt;&gt;&lt;&gt;&lt;&gt;&lt;&gt;&lt;&gt;&lt;&gt;&lt;&gt;&lt;&gt;&lt;&gt;&lt;&gt;&lt;&gt;&lt;&gt;&lt;&gt;</text:p>
      <text:p text:style-name="Standard">The training has ended for task 4</text:p>
      <text:p text:style-name="Standard">=-==-==-==-==-=</text:p>
      <text:p text:style-name="Standard">|| Target <text:tab/> || Current <text:tab/>|| Last <text:tab/> <text:s text:c="12"/>|| Best <text:tab/>|| Diff2Last <text:tab/> || Diff2Best</text:p>
      <text:p text:style-name="Standard">---------------</text:p>
      <text:p text:style-name="Standard">|| Task 1 <text:tab/> || 60.59% <text:tab/>|| 83.51% <text:tab/> || 96.21% <text:tab/>|| -22.92% &lt;**&gt; || -35.62% &lt;**&gt;</text:p>
      <text:p text:style-name="Standard">|| Task 2 <text:tab/> || 79.87% <text:tab/>|| 91.08% <text:tab/> || 96.93% <text:tab/>|| -11.21% &lt;*&gt; || -17.06% &lt;*&gt;</text:p>
      <text:p text:style-name="Standard">|| Task 3 <text:tab/> || 91.56% <text:tab/>|| 96.39% <text:tab/> || 96.39% <text:tab/>|| -4.83% &lt;.&gt; <text:tab/> || -4.83% &lt;.&gt;</text:p>
      <text:p text:style-name="Standard">|| Task 4 <text:tab/> || 96.63% <text:tab/>|| 9.23% <text:tab/> || 96.63% <text:tab/>|| 87.4% &lt;+&gt; <text:tab/> || 0.0% &lt;+&gt;</text:p>
      <text:p text:style-name="Standard">|| Task 5 <text:tab/> || 10.93% <text:tab/>|| 9.43% <text:tab/> || 14.24% <text:tab/>|| 1.5% &lt;+&gt; <text:tab/> || -3.31% &lt;.&gt;</text:p>
      <text:p text:style-name="Standard"/>
      <text:p text:style-name="Standard">++++++++++++++++++++++++++++++++++++++++</text:p>
      <text:p text:style-name="Standard">Selecting a new mask</text:p>
      <text:p text:style-name="Standard">Okidoki, let's get going</text:p>
      <text:p text:style-name="Standard">xxxxxxxxxxxxxxxxxxxxxxxxxxxxxxxxxxxxxxxx</text:p>
      <text:p text:style-name="Standard">Task 5/5</text:p>
      <text:p text:style-name="Standard">----------------------------------------</text:p>
      <text:p text:style-name="Standard">Epoch 1 is done</text:p>
      <text:p text:style-name="Standard">----------------------------------------</text:p>
      <text:p text:style-name="Standard">Epoch 2 is done</text:p>
      <text:p text:style-name="Standard">----------------------------------------</text:p>
      <text:p text:style-name="Standard">Epoch 3 is done</text:p>
      <text:p text:style-name="Standard">----------------------------------------</text:p>
      <text:p text:style-name="Standard">Epoch 4 is done</text:p>
      <text:p text:style-name="Standard">----------------------------------------</text:p>
      <text:p text:style-name="Standard">Epoch 5 is done</text:p>
      <text:p text:style-name="Standard"/>
      <text:p text:style-name="Standard">&lt;&gt;&lt;&gt;&lt;&gt;&lt;&gt;&lt;&gt;&lt;&gt;&lt;&gt;&lt;&gt;&lt;&gt;&lt;&gt;&lt;&gt;&lt;&gt;&lt;&gt;&lt;&gt;&lt;&gt;&lt;&gt;&lt;&gt;&lt;&gt;&lt;&gt;&lt;&gt;</text:p>
      <text:p text:style-name="Standard">The training has ended for task 5</text:p>
      <text:p text:style-name="Standard">=-==-==-==-==-=</text:p>
      <text:p text:style-name="Standard">|| Target <text:tab/> || Current <text:tab/>|| Last <text:tab/> <text:s text:c="12"/>|| Best <text:tab/>|| Diff2Last <text:tab/> || Diff2Best</text:p>
      <text:p text:style-name="Standard">---------------</text:p>
      <text:p text:style-name="Standard">|| Task 1 <text:tab/> || 51.59% <text:tab/>|| 60.59% <text:tab/> || 96.21% <text:tab/>|| -9.0% &lt;.&gt; <text:tab/> || -44.62% &lt;**&gt;</text:p>
      <text:p text:style-name="Standard">|| Task 2 <text:tab/> || 69.56% <text:tab/>|| 79.87% <text:tab/> || 96.93% <text:tab/>|| -10.31% &lt;*&gt; || -27.37% &lt;**&gt;</text:p>
      <text:p text:style-name="Standard">|| Task 3 <text:tab/> || 85.62% <text:tab/>|| 91.56% <text:tab/> || 96.39% <text:tab/>|| -5.94% &lt;.&gt; <text:tab/> || -10.77% &lt;*&gt;</text:p>
      <text:p text:style-name="Standard">|| Task 4 <text:tab/> || 90.11% <text:tab/>|| 96.63% <text:tab/> || 96.63% <text:tab/>|| -6.52% &lt;.&gt; <text:tab/> || -6.52% &lt;.&gt;</text:p>
      <text:p text:style-name="Standard">|| Task 5 <text:tab/> || 96.85% <text:tab/>|| 10.93% <text:tab/> || 96.85% <text:tab/>|| 85.92% &lt;+&gt; <text:s/>|| 0.0% &lt;+&gt;</text:p>
      <text:p text:style-name="Standard"/>
      <text:p text:style-name="Standard">^^^^^^^^^^^^^^^^^^^^^^^^^^^^^^^^^^^^^^^^</text:p>
      <text:p text:style-name="Standard">Final Summary:</text:p>
      <text:p text:style-name="Standard">---------------</text:p>
      <text:p text:style-name="Standard">Oracle: <text:s/>96.6%</text:p>
      <text:p text:style-name="Standard"><text:soft-page-break/>ACC: <text:tab/> 78.75%</text:p>
      <text:p text:style-name="Standard">BWT: <text:tab/> -5.58%</text:p>
      <text:p text:style-name="Standard">FWT: <text:tab/> 0.03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7T17:16:46.145953010</meta:creation-date>
    <dc:date>2020-07-27T17:18:52.461049151</dc:date>
    <meta:editing-duration>PT2M6S</meta:editing-duration>
    <meta:editing-cycles>3</meta:editing-cycles>
    <meta:generator>LibreOffice/6.1.6.3$Linux_X86_64 LibreOffice_project/10$Build-3</meta:generator>
    <meta:document-statistic meta:table-count="0" meta:image-count="0" meta:object-count="0" meta:page-count="4" meta:paragraph-count="147" meta:word-count="753" meta:character-count="5330" meta:non-whitespace-character-count="4448"/>
  </office:meta>
</office:document-meta>
</file>